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start" style:justify-single-word="false" fo:orphans="0" fo:widows="0">
        <style:tab-stops>
          <style:tab-stop style:position="9.592cm"/>
        </style:tab-stops>
      </style:paragraph-properties>
    </style:style>
    <style:style style:name="P2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 fo:orphans="0" fo:widows="0"/>
    </style:style>
    <style:style style:name="P5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6" style:family="paragraph" style:parent-style-name="Heading_20_1" style:list-style-name="WWNum2">
      <style:paragraph-properties fo:margin-left="0cm" fo:margin-right="0cm" fo:text-indent="0cm" style:auto-text-indent="false"/>
    </style:style>
    <style:style style:name="P7" style:family="paragraph" style:parent-style-name="Heading_20_2" style:list-style-name="WWNum3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top="0.212cm" fo:margin-bottom="0.212cm" style:contextual-spacing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top="0.212cm" fo:margin-bottom="0.212cm" style:contextual-spacing="false"/>
    </style:style>
    <style:style style:name="P12" style:family="paragraph" style:parent-style-name="Standard">
      <style:paragraph-properties fo:text-align="center" style:justify-single-word="false" fo:orphans="0" fo:widows="0"/>
      <style:text-properties fo:language="pt" fo:country="PT" fo:font-weight="bold" style:font-weight-asian="bold" style:font-weight-complex="bold"/>
    </style:style>
    <style:style style:name="P13" style:family="paragraph" style:parent-style-name="Standard">
      <style:paragraph-properties fo:orphans="0" fo:widows="0"/>
      <style:text-properties fo:font-weight="bold" style:font-weight-asian="bold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color="#000000" loext:opacity="100%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fo:color="#000000" loext:opacity="100%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fo:color="#000000" loext:opacity="100%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fo:color="#000000" loext:opacity="100%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21b63" officeooo:paragraph-rsid="00121b63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2" fo:font-size="10pt" fo:font-style="italic" officeooo:rsid="00121b63" officeooo:paragraph-rsid="00121b63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 style:list-style-name="L4">
      <style:text-properties officeooo:rsid="0013bc04" officeooo:paragraph-rsid="0013bc04"/>
    </style:style>
    <style:style style:name="P22" style:family="paragraph" style:parent-style-name="Standard">
      <style:text-properties officeooo:rsid="0013bc04" officeooo:paragraph-rsid="0013bc04"/>
    </style:style>
    <style:style style:name="P23" style:family="paragraph" style:parent-style-name="Standard" style:list-style-name="L5">
      <style:text-properties officeooo:rsid="0013bc04" officeooo:paragraph-rsid="0013bc04"/>
    </style:style>
    <style:style style:name="P24" style:family="paragraph" style:parent-style-name="Title">
      <style:paragraph-properties fo:text-align="center" style:justify-single-word="false"/>
    </style:style>
    <style:style style:name="P25" style:family="paragraph" style:parent-style-name="infoblue">
      <style:paragraph-properties fo:margin-top="0.494cm" fo:margin-bottom="0.494cm" style:contextual-spacing="false" fo:text-align="justify" style:justify-single-word="false"/>
    </style:style>
    <style:style style:name="P26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000000" loext:opacity="100%" officeooo:rsid="001056c8" officeooo:paragraph-rsid="001056c8"/>
    </style:style>
    <style:style style:name="P27" style:family="paragraph" style:parent-style-name="infoblue" style:list-style-name="L1">
      <style:paragraph-properties fo:margin-top="0.494cm" fo:margin-bottom="0.494cm" style:contextual-spacing="false" fo:text-align="justify" style:justify-single-word="false"/>
      <style:text-properties fo:color="#000000" loext:opacity="100%" officeooo:rsid="001056c8" officeooo:paragraph-rsid="001056c8"/>
    </style:style>
    <style:style style:name="P28" style:family="paragraph" style:parent-style-name="infoblue" style:list-style-name="L2">
      <style:paragraph-properties fo:margin-top="0.494cm" fo:margin-bottom="0.494cm" style:contextual-spacing="false" fo:text-align="justify" style:justify-single-word="false"/>
      <style:text-properties fo:color="#000000" loext:opacity="100%" officeooo:rsid="001056c8" officeooo:paragraph-rsid="001056c8"/>
    </style:style>
    <style:style style:name="P29" style:family="paragraph" style:parent-style-name="infoblue" style:list-style-name="L3">
      <style:paragraph-properties fo:margin-top="0.494cm" fo:margin-bottom="0.494cm" style:contextual-spacing="false" fo:text-align="justify" style:justify-single-word="false"/>
      <style:text-properties fo:color="#000000" loext:opacity="100%" officeooo:rsid="001056c8" officeooo:paragraph-rsid="001056c8"/>
    </style:style>
    <style:style style:name="P30" style:family="paragraph" style:parent-style-name="infoblue" style:list-style-name="WWNum7">
      <style:paragraph-properties fo:margin-top="0.494cm" fo:margin-bottom="0cm" style:contextual-spacing="false" fo:text-align="justify" style:justify-single-word="false"/>
      <style:text-properties fo:color="#000000" loext:opacity="100%"/>
    </style:style>
    <style:style style:name="P31" style:family="paragraph" style:parent-style-name="infoblue" style:list-style-name="WWNum7">
      <style:paragraph-properties fo:margin-top="0cm" fo:margin-bottom="0.494cm" style:contextual-spacing="false" fo:text-align="justify" style:justify-single-word="false"/>
      <style:text-properties fo:color="#000000" loext:opacity="100%"/>
    </style:style>
    <style:style style:name="P32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33" style:family="paragraph" style:parent-style-name="infoblue" style:list-style-name="WWNum10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34" style:family="paragraph" style:parent-style-name="infoblue" style:list-style-name="WWNum9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35" style:family="paragraph" style:parent-style-name="infoblue" style:list-style-name="WWNum11">
      <style:paragraph-properties fo:margin-top="0.494cm" fo:margin-bottom="0cm" style:contextual-spacing="false" fo:text-align="justify" style:justify-single-word="false"/>
      <style:text-properties fo:color="#000000" loext:opacity="100%"/>
    </style:style>
    <style:style style:name="P36" style:family="paragraph" style:parent-style-name="infoblue" style:list-style-name="WWNum11">
      <style:paragraph-properties fo:margin-top="0cm" fo:margin-bottom="0.494cm" style:contextual-spacing="false" fo:text-align="justify" style:justify-single-word="false"/>
      <style:text-properties fo:color="#000000" loext:opacity="100%"/>
    </style:style>
    <style:style style:name="P37" style:family="paragraph" style:parent-style-name="infoblue" style:list-style-name="WWNum8">
      <style:paragraph-properties fo:margin-top="0.494cm" fo:margin-bottom="0cm" style:contextual-spacing="false" fo:text-align="justify" style:justify-single-word="false"/>
      <style:text-properties fo:color="#000000" loext:opacity="100%"/>
    </style:style>
    <style:style style:name="P38" style:family="paragraph" style:parent-style-name="infoblue" style:list-style-name="WWNum8">
      <style:paragraph-properties fo:margin-top="0cm" fo:margin-bottom="0.494cm" style:contextual-spacing="false" fo:text-align="justify" style:justify-single-word="false"/>
      <style:text-properties fo:color="#000000" loext:opacity="100%"/>
    </style:style>
    <style:style style:name="P39" style:family="paragraph" style:parent-style-name="infoblue" style:list-style-name="WWNum8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40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000000" loext:opacity="100%" fo:font-weight="bold" officeooo:rsid="001056c8" officeooo:paragraph-rsid="001056c8" style:font-weight-asian="bold" style:font-weight-complex="bold"/>
    </style:style>
    <style:style style:name="P41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000000" loext:opacity="100%"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text:display="true"/>
    </style:style>
    <style:style style:name="T3" style:family="text">
      <style:text-properties style:font-name="Arial" fo:language="pt" fo:country="PT" style:font-name-complex="Arial3"/>
    </style:style>
    <style:style style:name="T4" style:family="text">
      <style:text-properties style:font-name="Arial" fo:language="pt" fo:country="PT" officeooo:rsid="001056c8" style:font-name-complex="Arial3"/>
    </style:style>
    <style:style style:name="T5" style:family="text">
      <style:text-properties style:font-name="Arial" fo:language="pt" fo:country="PT" officeooo:rsid="0013bc04" style:font-name-complex="Arial3"/>
    </style:style>
    <style:style style:name="T6" style:family="text">
      <style:text-properties style:font-name="Arial" style:font-name-complex="Arial3"/>
    </style:style>
    <style:style style:name="T7" style:family="text">
      <style:text-properties style:font-name="Arial" officeooo:rsid="001056c8" style:font-name-complex="Arial3"/>
    </style:style>
    <style:style style:name="T8" style:family="text">
      <style:text-properties fo:font-variant="normal" fo:text-transform="none"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9" style:family="text">
      <style:text-properties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0" style:family="text">
      <style:text-properties fo:language="pt" fo:country="PT"/>
    </style:style>
    <style:style style:name="T11" style:family="text">
      <style:text-properties fo:language="pt" fo:country="PT" fo:font-weight="bold" style:font-weight-asian="bold" style:font-weight-complex="bold"/>
    </style:style>
    <style:style style:name="T12" style:family="text">
      <style:text-properties style:font-name="Courier" fo:font-size="9pt" style:font-size-asian="9pt" style:font-size-complex="9pt"/>
    </style:style>
    <style:style style:name="T1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text-input text:description="">Guia de Implementação</text:text-input></text:p>
      <text:p text:style-name="P8"/>
      <text:p text:style-name="P24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01465" text:style-name="Index_20_Link" text:visited-style-name="Index_20_Link">1. Introdução<text:span text:style-name="T2"><text:tab/>2</text:span></text:a></text:p>
          <text:p text:style-name="Contents_20_2"><text:a xlink:type="simple" xlink:href="#_Toc485801466" text:style-name="Index_20_Link" text:visited-style-name="Index_20_Link">1.1. Referências<text:span text:style-name="T2"><text:tab/>2</text:span></text:a></text:p>
          <text:p text:style-name="Contents_20_1"><text:a xlink:type="simple" xlink:href="#_Toc485801467" text:style-name="Index_20_Link" text:visited-style-name="Index_20_Link">2. Organização e Estilo do Código<text:span text:style-name="T2"><text:tab/>2</text:span></text:a></text:p>
          <text:p text:style-name="Contents_20_1"><text:a xlink:type="simple" xlink:href="#_Toc485801468" text:style-name="Index_20_Link" text:visited-style-name="Index_20_Link">3. Comentários<text:span text:style-name="T2"><text:tab/>2</text:span></text:a></text:p>
          <text:p text:style-name="Contents_20_1"><text:a xlink:type="simple" xlink:href="#_Toc485801469" text:style-name="Index_20_Link" text:visited-style-name="Index_20_Link">4. Nomeação<text:span text:style-name="T2"><text:tab/>2</text:span></text:a></text:p>
          <text:p text:style-name="Contents_20_1"><text:a xlink:type="simple" xlink:href="#_Toc485801470" text:style-name="Index_20_Link" text:visited-style-name="Index_20_Link"><text:span text:style-name="T10">5. Declaração</text:span><text:span text:style-name="T2"><text:tab/>3</text:span></text:a></text:p>
          <text:p text:style-name="Contents_20_1"><text:a xlink:type="simple" xlink:href="#_Toc485801471" text:style-name="Index_20_Link" text:visited-style-name="Index_20_Link"><text:span text:style-name="T10">6. Reutilização</text:span><text:span text:style-name="T2"><text:tab/>3</text:span></text:a></text:p>
          <text:p text:style-name="Contents_20_1"><text:a xlink:type="simple" xlink:href="#_Toc485801472" text:style-name="Index_20_Link" text:visited-style-name="Index_20_Link"><text:span text:style-name="T10">7. Tratamento de Erros e de Exceções</text:span><text:span text:style-name="T2"><text:tab/>3</text:span></text:a></text:p>
          <text:p text:style-name="Contents_20_1"><text:a xlink:type="simple" xlink:href="#_Toc485801473" text:style-name="Index_20_Link" text:visited-style-name="Index_20_Link"><text:span text:style-name="T10">8. teste unitário</text:span><text:span text:style-name="T2"><text:tab/>3</text:span></text:a></text:p>
          <text:p text:style-name="Contents_20_1"><text:a xlink:type="simple" xlink:href="#_Toc485801474" text:style-name="Index_20_Link" text:visited-style-name="Index_20_Link"><text:span text:style-name="T10">9. Diretrizes Gerais</text:span><text:span text:style-name="T2"><text:tab/>4</text:span></text:a></text:p>
        </text:index-body>
      </text:table-of-content>
      <text:p text:style-name="Standard"/>
      <text:list xml:id="list291356337" text:style-name="WWNum2">
        <text:list-item>
          <text:h text:style-name="P5" text:outline-level="1"><text:bookmark-start text:name="_Toc104341857"/><text:bookmark-start text:name="_Toc485801465"/><text:bookmark-start text:name="_Toc105989053"/>Introdução<text:bookmark-end text:name="_Toc104341857"/><text:bookmark-end text:name="_Toc485801465"/><text:bookmark-end text:name="_Toc105989053"/></text:h>
        </text:list-item>
      </text:list>
      <text:p text:style-name="P26"><text:span text:style-name="T3">Neste guia é explorado como se dará o desenvolvimento e otimização de um sistema para gerenciar eficientemente as operações de fazendas, o ÉpCafé. Dentre tais operações, o foco desta equipe será o lançamento de outras despesas e a geração dos respectivos relatórios.</text:span></text:p>
      <text:list text:continue-list="list291356337" text:style-name="WWNum3">
        <text:list-item>
          <text:list>
            <text:list-item>
              <text:h text:style-name="P7" text:outline-level="2"><text:bookmark-start text:name="_Toc104341861"/><text:bookmark-start text:name="_Toc485801466"/><text:bookmark-start text:name="_Toc105989057"/>Referências<text:bookmark-end text:name="_Toc104341861"/><text:bookmark-end text:name="_Toc485801466"/><text:bookmark-end text:name="_Toc105989057"/></text:h>
            </text:list-item>
          </text:list>
        </text:list-item>
      </text:list>
      <text:list text:style-name="WWNum7">
        <text:list-item>
          <text:p text:style-name="P30"><text:span text:style-name="T6">Guia - Oracle Java Code Conventions.pdf;</text:span></text:p>
        </text:list-item>
        <text:list-item>
          <text:p text:style-name="P31"><text:span text:style-name="T6">Guia - Padr</text:span><text:span text:style-name="T7">õ</text:span><text:span text:style-name="T6">es e Ferramentas para Projeto de Banco de Dados.pdf </text:span></text:p>
        </text:list-item>
      </text:list>
      <text:list xml:id="list110309850447680" text:continue-list="list110309854682333" text:style-name="WWNum2">
        <text:list-item>
          <text:h text:style-name="P6" text:outline-level="1"><text:bookmark-start text:name="_Toc105989059"/><text:bookmark-start text:name="_Toc485801467"/>Organização e Estilo do Código<text:bookmark-end text:name="_Toc105989059"/><text:bookmark-end text:name="_Toc485801467"/></text:h>
        </text:list-item>
      </text:list>
      <text:p text:style-name="P40"><text:span text:style-name="T3">Tamanho de Classe e Método:</text:span></text:p>
      <text:list text:style-name="WWNum11">
        <text:list-item>
          <text:p text:style-name="P35"><text:span text:style-name="T3">Tamanho de classe: não mais que 1000 linhas</text:span></text:p>
        </text:list-item>
        <text:list-item>
          <text:p text:style-name="P36"><text:span text:style-name="T3">Tamanho de método: não mais que </text:span><text:span text:style-name="T4"><text:s/>30 </text:span><text:span text:style-name="T3">linhas.</text:span></text:p>
        </text:list-item>
      </text:list>
      <text:p text:style-name="P40"><text:span text:style-name="T6">Layout de Módulo:</text:span></text:p>
      <text:list text:style-name="L1">
        <text:list-item>
          <text:p text:style-name="P27"><text:span text:style-name="T6">Agrupe membros de uma classe logicamente.</text:span></text:p>
        </text:list-item>
        <text:list-item>
          <text:p text:style-name="P27"><text:span text:style-name="T6">Variáveis de instância devem estar no topo, seguidas por construtores, métodos e, por fim, métodos privados ou classes internas. </text:span></text:p>
        </text:list-item>
      </text:list>
      <text:p text:style-name="P40"><text:span text:style-name="T6">Espaço e Aninhamento:</text:span></text:p>
      <text:list text:style-name="L2">
        <text:list-item>
          <text:p text:style-name="P28"><text:span text:style-name="T6">Evite excesso de espaçamento em branco, mas adicione linhas em branco para separar logicamente seções de código.</text:span></text:p>
        </text:list-item>
        <text:list-item>
          <text:p text:style-name="P28"><text:span text:style-name="T6">Mantenha alinhamentos consistentes para melhorar a clareza visual</text:span></text:p>
        </text:list-item>
      </text:list>
      <text:p text:style-name="P40"><text:span text:style-name="T6">Legibilidade:</text:span></text:p>
      <text:list xml:id="list3799726062" text:style-name="L3">
        <text:list-item>
          <text:p text:style-name="P29"><text:span text:style-name="T6">Nomeie suas variáveis de forma descritiva, para que o propósito delas esteja claro.</text:span></text:p>
        </text:list-item>
        <text:list-item>
          <text:p text:style-name="P29"><text:span text:style-name="T6">Escolha nomes significativos para métodos.</text:span></text:p>
        </text:list-item>
        <text:list-item>
          <text:p text:style-name="P29"><text:span text:style-name="T6">Priorize a clareza.</text:span></text:p>
        </text:list-item>
      </text:list>
      <text:p text:style-name="P26"><text:span text:style-name="T6"/></text:p>
      <text:list xml:id="list110310177723858" text:continue-list="list110309850447680" text:style-name="WWNum2">
        <text:list-item>
          <text:h text:style-name="P6" text:outline-level="1"><text:bookmark-start text:name="_Toc105989060"/><text:bookmark-start text:name="_Toc485801468"/>Comentários<text:bookmark-end text:name="_Toc105989060"/><text:bookmark-end text:name="_Toc485801468"/></text:h>
        </text:list-item>
      </text:list>
      <text:p text:style-name="P41"><text:span text:style-name="T3">Java Doc de Classes</text:span></text:p>
      <text:p text:style-name="P17"><text:span text:style-name="T12">/**</text:span></text:p>
      <text:p text:style-name="P17"><text:span text:style-name="T12"><text:s/>* &lt;Descrição da funcionalidade da Classe&gt;</text:span></text:p>
      <text:p text:style-name="P17"><text:span text:style-name="T12"><text:s/>* @author: &lt;Fulano da Silva&gt;</text:span></text:p>
      <text:p text:style-name="P14"><text:span text:style-name="T12"><text:s/>*/</text:span></text:p>
      <text:p text:style-name="P41"><text:bookmark text:name="_GoBack"/><text:soft-page-break/><text:span text:style-name="T3">Java Doc de Métodos</text:span></text:p>
      <text:p text:style-name="P14"><text:span text:style-name="T12">/**</text:span></text:p>
      <text:p text:style-name="P14"><text:span text:style-name="T12"><text:s/>* &lt;Descrição completa das funcionalidades do método&gt;</text:span></text:p>
      <text:p text:style-name="P14"><text:span text:style-name="T12"><text:s/>* @return &lt;tipo do retorno do método: String, int, etc&gt;</text:span></text:p>
      <text:p text:style-name="P14"><text:span text:style-name="T12"><text:s/>* @param &lt;parâmetro1&gt; &lt;Descrição do parâmetro&gt;</text:span></text:p>
      <text:p text:style-name="P14"><text:span text:style-name="T12"><text:s/>* @param &lt;parâmetro2&gt; &lt;Descrição do parâmetro&gt;</text:span></text:p>
      <text:p text:style-name="P14"><text:span text:style-name="T12"><text:s/>* @exception &lt;exceção retornada&gt; </text:span></text:p>
      <text:p text:style-name="P14"><text:span text:style-name="T12"><text:s/>*/</text:span></text:p>
      <text:p text:style-name="P32"><text:span text:style-name="T3">]</text:span></text:p>
      <text:list xml:id="list110310372932939" text:continue-numbering="true" text:style-name="WWNum2">
        <text:list-item>
          <text:h text:style-name="P6" text:outline-level="1"><text:bookmark-start text:name="_Toc105989061"/><text:bookmark-start text:name="_Toc485801469"/>Nomeação<text:bookmark-end text:name="_Toc105989061"/><text:bookmark-end text:name="_Toc485801469"/></text:h>
        </text:list-item>
      </text:list>
      <text:p text:style-name="P32"><text:span text:style-name="T3">Arquivo Java</text:span></text:p>
      <text:list xml:id="list490720941" text:style-name="WWNum10">
        <text:list-item>
          <text:p text:style-name="P33"><text:span text:style-name="T3">NomeClasse.java</text:span></text:p>
        </text:list-item>
      </text:list>
      <text:p text:style-name="P32"><text:span text:style-name="T3">Scripts SQL</text:span></text:p>
      <text:list xml:id="list110309773663662" text:continue-numbering="true" text:style-name="WWNum10">
        <text:list-item>
          <text:p text:style-name="P33"><text:span text:style-name="T3">NOMESCRIPT.sql</text:span></text:p>
        </text:list-item>
      </text:list>
      <text:p text:style-name="P25"><text:span text:style-name="T3"/></text:p>
      <text:list xml:id="list110311035885230" text:continue-list="list110310372932939" text:style-name="WWNum2">
        <text:list-item>
          <text:h text:style-name="P6" text:outline-level="1"><text:bookmark-start text:name="_Toc105989062"/><text:bookmark-start text:name="_Toc485801470"/><text:span text:style-name="T10">Declaração</text:span><text:bookmark-end text:name="_Toc105989062"/><text:bookmark-end text:name="_Toc485801470"/></text:h>
        </text:list-item>
      </text:list>
      <text:list text:style-name="WWNum9">
        <text:list-item>
          <text:p text:style-name="P34"><text:span text:style-name="T3">Padrão de indentação de declaração de métodos:</text:span></text:p>
        </text:list-item>
      </text:list>
      <text:p text:style-name="P14"><text:span text:style-name="T12">someMethod(int anArg, Object anotherArg, String yetAnotherArg,</text:span></text:p>
      <text:p text:style-name="P15"><text:span text:style-name="T12"><text:s text:c="5"/>Object andStillAnother) {</text:span></text:p>
      <text:p text:style-name="P15"><text:span text:style-name="T12">...</text:span></text:p>
      <text:p text:style-name="P16"><text:span text:style-name="T12">}</text:span></text:p>
      <text:p text:style-name="P19"><text:s text:c="7"/>2. Convenção camelCase para nome de variáveis</text:p>
      <text:p text:style-name="P18"><text:span text:style-name="T12"/></text:p>
      <text:p text:style-name="P18"><text:span text:style-name="T12"><text:tab/>‘nomeDaVariavel’</text:span></text:p>
      <text:p text:style-name="P18"><text:span text:style-name="T12"/></text:p>
      <text:p text:style-name="P19"><text:s text:c="5"/>3.Convenção PascalCase para nomeação de páginas HTML</text:p>
      <text:p text:style-name="P18"><text:span text:style-name="T12"/></text:p>
      <text:p text:style-name="P18"><text:span text:style-name="T12"><text:s text:c="7"/>‘NomeDaPaginaWeb’</text:span></text:p>
      <text:p text:style-name="P25"/>
      <text:list xml:id="list110310269422964" text:continue-list="list110311035885230" text:style-name="WWNum2">
        <text:list-item>
          <text:h text:style-name="P6" text:outline-level="1"><text:bookmark-start text:name="_Toc105989067"/><text:bookmark-start text:name="_Toc485801471"/><text:span text:style-name="T10">Reutilização</text:span><text:bookmark-end text:name="_Toc105989067"/><text:bookmark-end text:name="_Toc485801471"/><text:span text:style-name="T3"> </text:span></text:h>
        </text:list-item>
      </text:list>
      <text:list xml:id="list2125522818" text:style-name="WWNum8">
        <text:list-item>
          <text:p text:style-name="P37"><text:span text:style-name="T3">Criar interfaces entre as camadas arquiteturais: Apresentação, Controle e Dados;</text:span></text:p>
        </text:list-item>
        <text:list-item>
          <text:p text:style-name="P38"><text:span text:style-name="T3">Aplicar os padrões de atribuição de responsabilidade nas classes (ver padrões GRASP).</text:span></text:p>
        </text:list-item>
      </text:list>
      <text:p text:style-name="P25"><text:span text:style-name="T3"/></text:p>
      <text:list xml:id="list110311339143593" text:continue-list="list110310269422964" text:style-name="WWNum2">
        <text:list-item>
          <text:h text:style-name="P6" text:outline-level="1"><text:bookmark-start text:name="_Toc485801472"/><text:bookmark-start text:name="_Toc105989065"/><text:span text:style-name="T10">Tratamento de Erros e de Exceções</text:span><text:bookmark-end text:name="_Toc485801472"/><text:bookmark-end text:name="_Toc105989065"/></text:h>
        </text:list-item>
      </text:list>
      <text:p text:style-name="P20"><text:span text:style-name="T3"/></text:p>
      <text:list xml:id="list110310521401066" text:continue-list="list2125522818" text:style-name="WWNum8">
        <text:list-item>
          <text:p text:style-name="P37"><text:soft-page-break/><text:span text:style-name="T3">Criar uma c</text:span><text:span text:style-name="T5">l</text:span><text:span text:style-name="T3">asse de tratamento de exceções na camada de apresentação.</text:span></text:p>
        </text:list-item>
        <text:list-item>
          <text:p text:style-name="P38"><text:span text:style-name="T3">Garantir que as exceções subam para a camada de apresentação, usando a clausula T</text:span><text:span text:style-name="T5">h</text:span><text:span text:style-name="T3">rows nos métodos envolvidos.</text:span></text:p>
        </text:list-item>
      </text:list>
      <text:p text:style-name="P25"><text:span text:style-name="T3"/></text:p>
      <text:list xml:id="list110310286674417" text:continue-list="list110311339143593" text:style-name="WWNum2">
        <text:list-item>
          <text:h text:style-name="P6" text:outline-level="1"><text:bookmark-start text:name="_Toc485801473"/><text:span text:style-name="T10">teste unitário</text:span><text:bookmark-end text:name="_Toc485801473"/></text:h>
        </text:list-item>
      </text:list>
      <text:list xml:id="list110310239398723" text:continue-list="list110310521401066" text:style-name="WWNum8">
        <text:list-item>
          <text:p text:style-name="P39"><text:span text:style-name="T3">Criar uma suite de testes com todos os métodos públicos da Facade.</text:span></text:p>
        </text:list-item>
      </text:list>
      <text:p text:style-name="P25"><text:span text:style-name="T3"/></text:p>
      <text:list xml:id="list110309822793265" text:continue-list="list110310286674417" text:style-name="WWNum2">
        <text:list-item>
          <text:h text:style-name="P6" text:outline-level="1"><text:bookmark-start text:name="_Toc105989069"/><text:bookmark-start text:name="_Toc485801474"/><text:span text:style-name="T10">Diretrizes Gerais</text:span><text:bookmark-end text:name="_Toc105989069"/><text:bookmark-end text:name="_Toc485801474"/></text:h>
        </text:list-item>
      </text:list>
      <text:list xml:id="list77367415" text:style-name="L4">
        <text:list-header>
          <text:p text:style-name="P21"><text:span text:style-name="T13">Versionamento de Código: <text:tab/><text:tab/><text:tab/><text:tab/><text:tab/><text:tab/><text:tab/><text:tab/><text:tab/><text:tab/></text:span></text:p>
        </text:list-header>
        <text:list-item>
          <text:p text:style-name="P21">Utilize sistema de controle de versão do Git para rastrear alterações no código. </text:p>
        </text:list-item>
        <text:list-item>
          <text:p text:style-name="P21">Faça commits significativos e mantenha um histórico claro.</text:p>
        </text:list-item>
      </text:list>
      <text:p text:style-name="P22"/>
      <text:p text:style-name="P22"><text:tab/>Padrões de Nomenclaturas:</text:p>
      <text:list text:style-name="L5">
        <text:list-item>
          <text:p text:style-name="P23">Adote convenções de nomenclatura consistentes para variáveis, métodos, classes e paco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list-style-name="WWNum1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cm" fo:margin-righ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infoblue" style:family="paragraph" style:parent-style-name="Standard">
      <style:paragraph-properties fo:margin-top="0.494cm" fo:margin-bottom="0.494cm" style:contextual-spacing="false" style:line-height-at-least="0.423cm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127cm" fo:margin-left="0cm" fo:margin-top="0cm" fo:margin-bottom="0cm" table:align="left" style:may-break-between-rows="false" style:writing-mode="lr-tb"/>
    </style:style>
    <style:style style:name="Tabela2.A" style:family="table-column">
      <style:table-column-properties style:column-width="12cm"/>
    </style:style>
    <style:style style:name="Tabela2.B" style:family="table-column">
      <style:table-column-properties style:column-width="2.118cm"/>
    </style:style>
    <style:style style:name="Tabela2.C" style:family="table-column">
      <style:table-column-properties style:column-width="3.009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2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center" style:justify-single-word="false" fo:orphans="0" fo:widows="0"/>
      <style:text-properties fo:language="pt" fo:country="PT"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fo:orphans="0" fo:widows="0"/>
    </style:style>
    <style:style style:name="MP3" style:family="paragraph" style:parent-style-name="Standard">
      <style:paragraph-properties fo:orphans="0" fo:widows="0"/>
      <style:text-properties fo:font-weight="bold" style:font-weight-asian="bold"/>
    </style:style>
    <style:style style:name="MP4" style:family="paragraph" style:parent-style-name="Footer">
      <style:paragraph-properties fo:text-align="start" style:justify-single-word="false" fo:orphans="0" fo:widows="0">
        <style:tab-stops>
          <style:tab-stop style:position="9.592cm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MP6" style:family="paragraph" style:parent-style-name="Footer">
      <style:paragraph-properties fo:text-align="end" style:justify-single-word="false" fo:orphans="0" fo:widows="0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PT"/>
    </style:style>
    <style:page-layout style:name="Mpm1">
      <style:page-layout-properties fo:page-width="21.001cm" fo:page-height="29.7cm" style:num-format="1" style:print-orientation="portrait" fo:margin-top="1cm" fo:margin-bottom="0.863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639cm" fo:margin-left="0cm" fo:margin-right="0cm" fo:margin-top="0.5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><text:text-input text:description="">Guia de Implementação</text:text-input></text:p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Standard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4"><text:text-input text:description="">Grupo 2 - ÉpCafé
</text:text-input><text:tab/><text:text-input text:description="">Versão 1.0</text:text-input></text:p>
            </table:table-cell>
            <table:table-cell table:style-name="Tabela2.B1" office:value-type="string">
              <text:p text:style-name="MP5"/>
            </table:table-cell>
            <table:table-cell table:style-name="Tabela2.B1" office:value-type="string">
              <text:p text:style-name="MP6"><text:span text:style-name="MT1">Pág. </text:span><text:page-number text:select-page="current">2</text:page-number><text:s/>de <text:page-count>4</text:page-count></text:p>
            </table:table-cell>
          </table:table-row>
        </table:table>
        <text:p text:style-name="MP7">vs: <text:user-defined style:data-style-name="N0" text:name="Versão Modelo" text:fixed="true">1</text:user-defined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de Implementação</dc:title>
    <dc:subject>Versão &lt;X&gt;</dc:subject>
    <meta:editing-cycles>13</meta:editing-cycles>
    <meta:print-date>2004-08-19T09:54:00</meta:print-date>
    <meta:creation-date>2023-11-01T09:43:36.272000000</meta:creation-date>
    <dc:date>2023-11-01T11:03:03.065000000</dc:date>
    <meta:editing-duration>PT2H24M26S</meta:editing-duration>
    <meta:generator>LibreOffice/7.4.3.2$Windows_X86_64 LibreOffice_project/1048a8393ae2eeec98dff31b5c133c5f1d08b890</meta:generator>
    <meta:document-statistic meta:table-count="2" meta:image-count="0" meta:object-count="0" meta:page-count="4" meta:paragraph-count="79" meta:word-count="477" meta:character-count="2939" meta:non-whitespace-character-count="2529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Guia de Implementacao" xlink:href=""/>
  </office:meta>
</office:document-meta>
</file>